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20b" officeooo:paragraph-rsid="001c220b"/>
    </style:style>
    <style:style style:name="P2" style:family="paragraph" style:parent-style-name="Standard">
      <style:text-properties officeooo:rsid="001c220b" officeooo:paragraph-rsid="001dc3d7"/>
    </style:style>
    <style:style style:name="P3" style:family="paragraph" style:parent-style-name="Standard">
      <style:text-properties officeooo:rsid="001c5738" officeooo:paragraph-rsid="001c5738"/>
    </style:style>
    <style:style style:name="P4" style:family="paragraph" style:parent-style-name="Standard">
      <style:text-properties officeooo:rsid="00201dd2" officeooo:paragraph-rsid="00201dd2"/>
    </style:style>
    <style:style style:name="P5" style:family="paragraph" style:parent-style-name="Standard">
      <style:text-properties officeooo:rsid="00201dd2" officeooo:paragraph-rsid="00221bcf"/>
    </style:style>
    <style:style style:name="P6" style:family="paragraph" style:parent-style-name="Preformatted_20_Text">
      <style:text-properties officeooo:rsid="001c220b" officeooo:paragraph-rsid="001c220b"/>
    </style:style>
    <style:style style:name="P7" style:family="paragraph" style:parent-style-name="Preformatted_20_Text">
      <style:text-properties officeooo:rsid="00228b9a" officeooo:paragraph-rsid="00228b9a"/>
    </style:style>
    <style:style style:name="T1" style:family="text">
      <style:text-properties officeooo:rsid="001c5738"/>
    </style:style>
    <style:style style:name="T2" style:family="text">
      <style:text-properties officeooo:rsid="00221b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osrun jackal_base calibrate_compass</text:p>
      <text:p text:style-name="P6">sudo service ros restart</text:p>
      <text:p text:style-name="P6"/>
      <text:p text:style-name="P7">roslaunch os1_jackal.launch</text:p>
      <text:p text:style-name="P7">roslaunch point2laser.launch</text:p>
      <text:p text:style-name="P1"/>
      <text:p text:style-name="P1">cd follow_me</text:p>
      <text:p text:style-name="P1">source devel/setup.bash</text:p>
      <text:p text:style-name="P1">roslaunch follow_pkg follow_me.launch</text:p>
      <text:p text:style-name="P1"/>
      <text:p text:style-name="P1">roslaunch jackal_gazebo jackal_world.launch config:=front_laser </text:p>
      <text:p text:style-name="P2">roslaunch jackal_gazebo jackal_world.launch config:=<text:span text:style-name="T1">gps </text:span>config:=front_laser </text:p>
      <text:p text:style-name="P1"/>
      <text:p text:style-name="P1">roslaunch jackal_viz view_robot.launch</text:p>
      <text:p text:style-name="P1"/>
      <text:p text:style-name="P1"/>
      <text:p text:style-name="P3">Standard GPS:</text:p>
      <text:p text:style-name="P3">latitude: 49.900000022</text:p>
      <text:p text:style-name="P3">longitude: 8.90000000065</text:p>
      <text:p text:style-name="P3"/>
      <text:p text:style-name="P4">scp -r /home/michaela/follow_me/src/follow_pkg/scripts/Arbiter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4"/>
      <text:p text:style-name="P5">scp -r /home/michaela/follow_me/src/follow_pkg/scripts/A<text:span text:style-name="T2">void</text:span>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5"/>
      <text:p text:style-name="P5">scp -r /home/michaela/follow_me/src/follow_pkg/scripts/<text:span text:style-name="T2">Stop</text:span>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5"/>
      <text:p text:style-name="P5">scp -r /home/michaela/follow_me/src/follow_pkg/scripts/<text:span text:style-name="T2">FollowMe</text:span>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5"/>
      <text:p text:style-name="P5">scp -r <text:span text:style-name="T2">/home/michaela/follow_me/src/follow_pkg/launch/follow_me.launch </text:span>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12:30:27.698611029</meta:creation-date>
    <dc:date>2022-01-17T09:33:37.058951184</dc:date>
    <meta:editing-duration>PT47M4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56" meta:character-count="1165" meta:non-whitespace-character-count="1125"/>
  </office:meta>
</office:document-meta>
</file>